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12_07-40-3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1-12_01-57-26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11-12_12-17-44_000.jpg</text:p>
          </table:table-cell>
          <table:table-cell table:style-name="ce27" office:value-type="string">
            <text:p>:m #*# / memo:other(m:other) / topic=習字, about=~,other=~,id=~,content=金;銀;銅;光;可;視;せ;あ;な;ほ;や;ゆ;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#*# / memo:other(m:other) / topic=習字, about=~,other=~,id=~,content=金;銀;銅;光;可;視;せ;あ;な;ほ;や;ゆ;">
            <text:p>:m #*# / memo:other(m:other) / topic=習字, about=~,other=~,id=~,content=金;銀;銅;光;可;視;せ;あ;な;ほ;や;ゆ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1-12_07-40-59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11-12_19-02-43_000.jpg</text:p>
          </table:table-cell>
          <table:table-cell table:style-name="ce27" office:value-type="string">
            <text:p>:m 記録 / 身体 / 全身像 / 顔 / 様子 / time=夜；occasion=楽器演奏したあと（篠笛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11-11_21-03-18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1-12_13-34-0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2-11-12_18-45-15_000.mp4</text:p>
          </table:table-cell>
          <table:table-cell table:style-name="ce27" office:value-type="string">
            <text:p>:VIDEO / @自室 / 記録 / jap.flute / 演奏、play / R=1 / genre=melody,for=~,session=hour-18,memo=+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1 / genre=melody,for=~,session=hour-18,memo=+,other=~ / follow~">
            <text:p>:VIDEO / @自室 / 記録 / jap.flute / 演奏、play / R=1 / genre=melody,for=~,session=hour-18,memo=+,other=~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11-12_12-01-33_000.jpg</text:p>
          </table:table-cell>
          <table:table-cell table:style-name="ce27" office:value-type="string">
            <text:p>:m RES 1*1 / free# JVEMV6 83#_28:1 / 83. chemistry / topics=無機化学,w=金属結合,s=~,i=~,other=~,doc=r-1-1~1.2:f-4.14#L.~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RES 1*1 / free# JVEMV6 83#_28:1 / 83. chemistry / topics=無機化学,w=金属結合,s=~,i=~,other=~,doc=r-1-1~1.2:f-4.14#L.~1">
            <text:p>:m RES 1*1 / free# JVEMV6 83#_28:1 / 83. chemistry / topics=無機化学,w=金属結合,s=~,i=~,other=~,doc=r-1-1~1.2:f-4.14#L.~1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 office:value-type="string">
            <text:p>2022-11-12_19-02-58_000.jpg</text:p>
          </table:table-cell>
          <table:table-cell table:style-name="ce28" office:value-type="string">
            <text:p>:m :篠笛,shinobue #*# / session-memo:session-1 / p.1:genre=melody,R=1,other=alt-fingering+,musescore=~ \\\ p.2:genre=melody,other=title:h-1のためのメロディー,musescore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3">2022/11/13</text:date>, <text:time>09:58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13T09:58:19.48</dc:date>
    <dc:creator>iwabuchi ken</dc:creator>
    <meta:editing-duration>P50DT19H19M5S</meta:editing-duration>
    <meta:editing-cycles>16483</meta:editing-cycles>
    <meta:document-statistic meta:table-count="2" meta:cell-count="913" meta:object-count="0"/>
    <meta:user-defined meta:name="qrichtext">1</meta:user-defined>
  </office:meta>
</office:document-meta>
</file>